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10BCC5A0.png" manifest:media-type="image/png"/>
  <manifest:file-entry manifest:full-path="Pictures/1000020100000280000001E026D52AF5.png" manifest:media-type="image/png"/>
  <manifest:file-entry manifest:full-path="Pictures/1000020100000280000001E0A7FEE14B.png" manifest:media-type="image/png"/>
  <manifest:file-entry manifest:full-path="Pictures/1000020100000280000001E036841715.png" manifest:media-type="image/png"/>
  <manifest:file-entry manifest:full-path="Pictures/20000002000001CE0000015AA5E20213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ffffff" draw:opacity="75%" draw:textarea-vertical-align="middle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opacity="75%" fo:min-height="0.992cm" draw:shadow-opacity="75%"/>
    </style:style>
    <style:style style:name="gr3" style:family="graphic" style:parent-style-name="standard">
      <style:graphic-properties draw:stroke="none" svg:stroke-color="#000000" draw:fill="solid" draw:fill-color="#ffffff" draw:opacity="75%" fo:min-height="0.992cm" draw:shadow-opacity="75%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6cm, 2.389cm, 0.825cm, 3.06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92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355cm" draw:fill="solid" draw:fill-color="#000000" draw:textarea-horizontal-align="center" draw:textarea-vertical-align="middle" fo:min-height="0.746cm" fo:padding-top="0.15cm" fo:padding-bottom="0.15cm" fo:padding-left="0.275cm" fo:padding-right="0.275cm" draw:shadow="hidden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ffffff" draw:opacity="75%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solid" draw:fill-color="#000000"/>
      <style:paragraph-properties fo:text-align="center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08080" style:font-name="DejaVu Sans Condens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7.5cm" svg:x="1.25cm" svg:y="1cm">
          <draw:image xlink:href="Pictures/20000002000001CE0000015AA5E20213.eps" xlink:type="simple" xlink:show="embed" xlink:actuate="onLoad">
            <text:p/>
          </draw:image>
        </draw:frame>
        <draw:frame draw:style-name="gr2" draw:text-style-name="P3" draw:layer="layout" svg:width="1.8cm" svg:height="1.242cm" svg:x="7.7cm" svg:y="6.758cm">
          <draw:text-box>
            <text:p text:style-name="P2"><text:span text:style-name="T1">(a)</text:span></text:p>
          </draw:text-box>
        </draw:frame>
        <draw:frame draw:style-name="gr3" draw:text-style-name="P4" draw:layer="layout" svg:width="2.1cm" svg:height="1.242cm" svg:x="8.6cm" svg:y="3.758cm">
          <draw:text-box>
            <text:p text:style-name="P2"><text:span text:style-name="T1">(b)</text:span></text:p>
          </draw:text-box>
        </draw:frame>
        <draw:frame draw:style-name="gr3" draw:text-style-name="P4" draw:layer="layout" svg:width="1.8cm" svg:height="1.242cm" svg:x="9.9cm" svg:y="5.258cm">
          <draw:text-box>
            <text:p text:style-name="P2"><text:span text:style-name="T1">(c)</text:span></text:p>
          </draw:text-box>
        </draw:frame>
        <draw:frame draw:style-name="gr3" draw:text-style-name="P4" draw:layer="layout" svg:width="2.1cm" svg:height="1.242cm" svg:x="18cm" svg:y="5.058cm">
          <draw:text-box>
            <text:p text:style-name="P2"><text:span text:style-name="T1">(d)</text:span></text:p>
          </draw:text-box>
        </draw:frame>
        <draw:frame draw:style-name="gr4" draw:text-style-name="P5" draw:layer="layout" svg:width="8cm" svg:height="7.63cm" svg:x="3cm" svg:y="18.737cm">
          <draw:image xlink:href="Pictures/1000020100000280000001E0A7FEE14B.png" xlink:type="simple" xlink:show="embed" xlink:actuate="onLoad">
            <text:p/>
          </draw:image>
        </draw:frame>
        <draw:frame draw:style-name="gr4" draw:text-style-name="P5" draw:layer="layout" svg:width="8cm" svg:height="7.63cm" svg:x="14.6cm" svg:y="18.74cm">
          <draw:image xlink:href="Pictures/1000020100000280000001E026D52AF5.png" xlink:type="simple" xlink:show="embed" xlink:actuate="onLoad">
            <text:p/>
          </draw:image>
        </draw:frame>
        <draw:frame draw:style-name="gr4" draw:text-style-name="P5" draw:layer="layout" svg:width="8cm" svg:height="7.63cm" svg:x="3cm" svg:y="27.4cm">
          <draw:image xlink:href="Pictures/1000020100000280000001E010BCC5A0.png" xlink:type="simple" xlink:show="embed" xlink:actuate="onLoad">
            <text:p/>
          </draw:image>
        </draw:frame>
        <draw:frame draw:style-name="gr4" draw:text-style-name="P5" draw:layer="layout" svg:width="8cm" svg:height="7.63cm" svg:x="14.6cm" svg:y="27.4cm">
          <draw:image xlink:href="Pictures/1000020100000280000001E036841715.png" xlink:type="simple" xlink:show="embed" xlink:actuate="onLoad">
            <text:p/>
          </draw:image>
        </draw:frame>
        <draw:frame draw:style-name="gr5" draw:text-style-name="P6" draw:layer="layout" svg:width="2.1cm" svg:height="1.242cm" svg:x="10.45cm" svg:y="24.87cm">
          <draw:text-box>
            <text:p text:style-name="P2"><text:span text:style-name="T1">(a)</text:span></text:p>
          </draw:text-box>
        </draw:frame>
        <draw:frame draw:style-name="gr5" draw:text-style-name="P6" draw:layer="layout" svg:width="2.1cm" svg:height="1.242cm" svg:x="22.1cm" svg:y="24.87cm">
          <draw:text-box>
            <text:p text:style-name="P2"><text:span text:style-name="T1">(b)</text:span></text:p>
          </draw:text-box>
        </draw:frame>
        <draw:frame draw:style-name="gr5" draw:text-style-name="P6" draw:layer="layout" svg:width="2.1cm" svg:height="1.242cm" svg:x="10.45cm" svg:y="33.158cm">
          <draw:text-box>
            <text:p text:style-name="P2"><text:span text:style-name="T1">(c)</text:span></text:p>
          </draw:text-box>
        </draw:frame>
        <draw:frame draw:style-name="gr5" draw:text-style-name="P6" draw:layer="layout" svg:width="2.1cm" svg:height="1.242cm" svg:x="22.2cm" svg:y="33.16cm">
          <draw:text-box>
            <text:p text:style-name="P2"><text:span text:style-name="T1">(d)</text:span></text:p>
          </draw:text-box>
        </draw:frame>
        <draw:path draw:style-name="gr6" draw:text-style-name="P7" draw:layer="layout" svg:width="9.137cm" svg:height="8.31cm" svg:x="2.762cm" svg:y="18.4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path draw:style-name="gr6" draw:text-style-name="P7" draw:layer="layout" svg:width="9.137cm" svg:height="8.31cm" svg:x="2.763cm" svg:y="27.101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path draw:style-name="gr6" draw:text-style-name="P7" draw:layer="layout" svg:width="9.137cm" svg:height="8.31cm" svg:x="14.264cm" svg:y="27.101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  <draw:path draw:style-name="gr6" draw:text-style-name="P7" draw:layer="layout" svg:width="9.137cm" svg:height="8.31cm" svg:x="14.265cm" svg:y="18.401cm" svg:viewBox="0 0 9138 8311" svg:d="M3195 0h290v90h-182v86h171v91h-171v106h188v90h-296zM6487 624h290v91h-182v86h171v90h-171v197h-108zM6876 624h178c53 0 94 13 122 39 29 26 43 63 43 112s-14 86-43 112c-28 26-69 39-122 39h-70v161h-108zM6984 710v130h59c21 0 37-6 48-17 12-11 17-27 17-48s-5-37-17-48c-11-11-27-17-48-17zM7581 797c13-21 28-37 45-49 18-11 37-17 58-17 36 0 63 13 82 37 19 25 28 61 28 108v211h-101v-181c1-3 1-5 1-8s0-7 0-13c0-24-3-42-10-53-6-11-17-17-31-17-19 0-34 9-44 26-10 18-16 43-16 76v170h-101v-181c0-38-3-63-9-74s-16-17-32-17c-19 0-33 9-44 26-10 18-16 43-16 75v171h-100v-347h100v51c13-20 27-35 43-45s33-15 52-15c22 0 41 6 58 18 16 11 29 28 37 48zM7965 3839h290v91h-182v86h171v90h-171v197h-108zM8304 3839h108l111 342 110-342h108l-154 463h-128zM8795 3839h178c53 0 94 13 122 39 29 26 43 63 43 112s-14 86-43 112c-28 26-69 39-122 39h-70v161h-108zM8903 3925v130h59c21 0 37-6 48-17 12-11 17-27 17-48s-5-37-17-48c-11-11-27-17-48-17zM6877 7085v98c-23-12-45-20-67-26s-42-9-62-9c-25 0-44 4-57 12-12 8-18 20-18 37 0 12 4 22 12 29 9 7 24 13 46 18l45 10c47 10 80 26 99 47s29 51 29 90c0 51-13 89-41 114-27 25-68 37-124 37-27 0-53-2-80-8-26-6-53-14-80-25v-101c27 16 53 28 77 36 25 8 49 12 72 12 24 0 42-5 54-13 13-9 19-21 19-38 0-14-4-25-13-33-8-8-25-15-51-21l-41-10c-42-10-72-26-91-48-20-22-29-51-29-88 0-46 13-81 40-106s65-37 115-37c23 0 47 2 71 5 24 4 49 10 75 18zM6994 7050h99v483h-99zM2824 7839h178c53 0 94 13 122 39 29 26 43 63 43 112s-14 86-43 112c-28 26-69 39-122 39h-70v161h-108zM2932 7925v130h59c21 0 37-6 48-17 12-11 17-27 17-48s-5-37-17-48c-11-11-27-17-48-17zM3451 8006v-187h101v483h-101v-50c-13 21-29 36-45 45-17 10-36 14-58 14-38 0-70-17-95-51-24-34-37-78-37-131 0-54 13-98 37-132 25-34 57-51 95-51 22 0 41 5 58 15 16 9 32 24 45 45zM3385 8231c22 0 38-9 49-26 12-18 17-43 17-76s-5-59-17-76c-11-17-27-26-49-26-21 0-37 9-48 26s-17 43-17 76 6 58 17 76c11 17 27 26 48 26zM0 5739h137l95 248 95-248h137v463h-102v-339l-96 250h-68l-96-250v339h-102zM662 6152v182h-99v-479h99v51c14-21 30-36 46-45 17-10 36-15 58-15 39 0 70 17 95 51s37 78 37 132c0 53-12 97-37 131s-56 51-95 51c-22 0-41-5-58-14-16-10-32-25-46-45zM729 5927c-21 0-38 9-49 26-12 18-18 43-18 76s6 58 18 75c11 18 28 26 49 26s38-8 49-26c11-17 17-42 17-75s-6-59-17-76-28-26-49-26zM451 2477c-20 11-41 20-62 26-22 5-44 8-67 8-70 0-125-21-165-64-41-43-61-102-61-176s20-132 61-176c40-43 95-64 165-64 23 0 45 3 67 8 21 6 42 15 62 26v96c-21-15-40-26-60-33-19-7-39-11-60-11-39 0-69 14-91 41-22 28-33 65-33 113s11 86 33 113 52 41 91 41c21 0 41-4 60-11 20-7 39-18 60-33zM539 2039h178c53 0 94 13 122 39 29 26 43 63 43 112s-14 86-43 112c-28 26-69 39-122 39h-70v161h-108zM647 2125v130h59c21 0 37-6 48-17 12-11 17-27 17-48s-5-37-17-48c-11-11-27-17-48-1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7:02:49.631885180</meta:creation-date>
    <dc:date>2018-07-10T13:48:10.958180598</dc:date>
    <meta:editing-duration>PT1H11M6S</meta:editing-duration>
    <meta:editing-cycles>12</meta:editing-cycles>
    <meta:generator>LibreOffice/4.4.6.3$Linux_X86_64 LibreOffice_project/40m0$Build-3</meta:generator>
    <meta:document-statistic meta:object-count="17"/>
  </office:meta>
</office:document-meta>
</file>